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Garamond" svg:font-family="Garamond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adornments="Normal" style:font-family-generic="roman" style:font-pitch="variable"/>
    <style:font-face style:name="Nimbus Sans L" svg:font-family="'Nimbus Sans L'" style:font-adornments="Gras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text-properties fo:language="fr" fo:country="FR" officeooo:rsid="0045ff88" officeooo:paragraph-rsid="0045ff88"/>
    </style:style>
    <style:style style:name="P2" style:family="paragraph" style:parent-style-name="Text_20_body">
      <style:text-properties officeooo:paragraph-rsid="01d6aecc"/>
    </style:style>
    <style:style style:name="P3" style:family="paragraph" style:parent-style-name="Text_20_body">
      <style:text-properties officeooo:rsid="01d84c22" officeooo:paragraph-rsid="01d84c22"/>
    </style:style>
    <style:style style:name="P4" style:family="paragraph" style:parent-style-name="Text_20_body">
      <style:text-properties officeooo:rsid="01d84c22" officeooo:paragraph-rsid="01ee336d"/>
    </style:style>
    <style:style style:name="P5" style:family="paragraph" style:parent-style-name="Text_20_body">
      <style:text-properties officeooo:paragraph-rsid="01d84c22"/>
    </style:style>
    <style:style style:name="P6" style:family="paragraph" style:parent-style-name="Text_20_body">
      <style:text-properties officeooo:rsid="01d9753b" officeooo:paragraph-rsid="01d9753b"/>
    </style:style>
    <style:style style:name="P7" style:family="paragraph" style:parent-style-name="Text_20_body">
      <style:text-properties officeooo:rsid="01eb40d7" officeooo:paragraph-rsid="01eb40d7"/>
    </style:style>
    <style:style style:name="P8" style:family="paragraph" style:parent-style-name="Text_20_body">
      <style:text-properties officeooo:rsid="01ee336d" officeooo:paragraph-rsid="01ee336d"/>
    </style:style>
    <style:style style:name="P9" style:family="paragraph" style:parent-style-name="Text_20_body">
      <style:text-properties officeooo:rsid="01ef3623" officeooo:paragraph-rsid="01ef3623"/>
    </style:style>
    <style:style style:name="P10" style:family="paragraph" style:parent-style-name="Text_20_body">
      <style:text-properties officeooo:rsid="01ef3623" officeooo:paragraph-rsid="01f09e6a"/>
    </style:style>
    <style:style style:name="P11" style:family="paragraph" style:parent-style-name="Text_20_body">
      <style:text-properties officeooo:rsid="01f73c1e" officeooo:paragraph-rsid="01f73c1e"/>
    </style:style>
    <style:style style:name="P12" style:family="paragraph" style:parent-style-name="Title">
      <style:text-properties fo:language="fr" fo:country="FR"/>
    </style:style>
    <style:style style:name="P13" style:family="paragraph" style:parent-style-name="Subtitle">
      <style:text-properties officeooo:rsid="01d6aecc" officeooo:paragraph-rsid="01d6aecc"/>
    </style:style>
    <style:style style:name="P14" style:family="paragraph" style:parent-style-name="Heading_20_2">
      <style:text-properties officeooo:rsid="01d6aecc" officeooo:paragraph-rsid="01d6aecc"/>
    </style:style>
    <style:style style:name="P15" style:family="paragraph" style:parent-style-name="Heading_20_2">
      <style:text-properties officeooo:rsid="01d9753b" officeooo:paragraph-rsid="01d9753b"/>
    </style:style>
    <style:style style:name="P16" style:family="paragraph" style:parent-style-name="Text_20_body" style:list-style-name="L1">
      <style:text-properties officeooo:paragraph-rsid="01f73c1e"/>
    </style:style>
    <style:style style:name="P17" style:family="paragraph" style:parent-style-name="Text_20_body" style:list-style-name="L1">
      <style:text-properties officeooo:rsid="01f73c1e" officeooo:paragraph-rsid="01f73c1e"/>
    </style:style>
    <style:style style:name="P18" style:family="paragraph" style:parent-style-name="Text_20_body" style:list-style-name="L2"/>
    <style:style style:name="P19" style:family="paragraph" style:parent-style-name="Text_20_body" style:list-style-name="L3">
      <style:text-properties officeooo:rsid="01d6aecc" officeooo:paragraph-rsid="01d6aecc"/>
    </style:style>
    <style:style style:name="P20" style:family="paragraph" style:parent-style-name="Text_20_body" style:list-style-name="L4">
      <style:text-properties officeooo:paragraph-rsid="01f73c1e"/>
    </style:style>
    <style:style style:name="P21" style:family="paragraph" style:parent-style-name="Text_20_body" style:list-style-name="L5">
      <style:text-properties officeooo:paragraph-rsid="01f2cfe4"/>
    </style:style>
    <style:style style:name="P22" style:family="paragraph" style:parent-style-name="Text_20_body" style:list-style-name="L5">
      <style:text-properties officeooo:rsid="01f2cfe4" officeooo:paragraph-rsid="01f2cfe4"/>
    </style:style>
    <style:style style:name="P23" style:family="paragraph" style:parent-style-name="Text_20_body">
      <style:text-properties officeooo:rsid="01ef3623"/>
    </style:style>
    <style:style style:name="P24" style:family="paragraph" style:parent-style-name="Text_20_body">
      <style:text-properties officeooo:rsid="01f09e6a" officeooo:paragraph-rsid="01f09e6a"/>
    </style:style>
    <style:style style:name="P25" style:family="paragraph" style:parent-style-name="Text_20_body" style:list-style-name="L6">
      <style:text-properties officeooo:rsid="01e49e93" officeooo:paragraph-rsid="01e49e93"/>
    </style:style>
    <style:style style:name="P26" style:family="paragraph" style:parent-style-name="Text_20_body" style:list-style-name="L6">
      <style:text-properties officeooo:rsid="01d84c22" officeooo:paragraph-rsid="01d84c22"/>
    </style:style>
    <style:style style:name="P27" style:family="paragraph" style:parent-style-name="Text_20_body" style:list-style-name="L6">
      <style:text-properties officeooo:rsid="01d84c22" officeooo:paragraph-rsid="01e49e93"/>
    </style:style>
    <style:style style:name="P28" style:family="paragraph" style:parent-style-name="Text_20_body" style:list-style-name="L6">
      <style:text-properties officeooo:rsid="01e64f81" officeooo:paragraph-rsid="01e64f81"/>
    </style:style>
    <style:style style:name="P29" style:family="paragraph" style:parent-style-name="Text_20_body">
      <style:text-properties officeooo:rsid="01d9753b" officeooo:paragraph-rsid="01fc3d84"/>
    </style:style>
    <style:style style:name="P30" style:family="paragraph" style:parent-style-name="Text_20_body">
      <style:text-properties officeooo:paragraph-rsid="01fc3d84"/>
    </style:style>
    <style:style style:name="P31" style:family="paragraph" style:parent-style-name="Text_20_body">
      <style:text-properties officeooo:rsid="01eb40d7" officeooo:paragraph-rsid="01fc3d84"/>
    </style:style>
    <style:style style:name="P32" style:family="paragraph" style:parent-style-name="Text_20_body">
      <style:text-properties fo:font-style="italic" officeooo:rsid="01fda369" officeooo:paragraph-rsid="01fda369" style:font-style-asian="italic" style:font-style-complex="italic"/>
    </style:style>
    <style:style style:name="P33" style:family="paragraph" style:parent-style-name="Text_20_body">
      <style:text-properties fo:font-style="italic" officeooo:rsid="01fb82f0" officeooo:paragraph-rsid="01fb82f0" style:font-style-asian="italic" style:font-style-complex="italic"/>
    </style:style>
    <style:style style:name="P34" style:family="paragraph" style:parent-style-name="Text_20_body" style:list-style-name="L2">
      <style:paragraph-properties fo:margin-top="0cm" fo:margin-bottom="0cm" loext:contextual-spacing="false"/>
    </style:style>
    <style:style style:name="P35" style:family="paragraph" style:parent-style-name="Text_20_body" style:list-style-name="L2">
      <style:paragraph-properties fo:margin-top="0cm" fo:margin-bottom="0cm" loext:contextual-spacing="false"/>
      <style:text-properties officeooo:paragraph-rsid="01f73c1e"/>
    </style:style>
    <style:style style:name="P36" style:family="paragraph" style:parent-style-name="Heading_20_1">
      <style:text-properties fo:language="fr" fo:country="FR"/>
    </style:style>
    <style:style style:name="P37" style:family="paragraph" style:parent-style-name="Heading_20_1">
      <style:text-properties officeooo:rsid="01d6aecc" officeooo:paragraph-rsid="01d6aecc"/>
    </style:style>
    <style:style style:name="P38" style:family="paragraph" style:parent-style-name="Heading_20_3">
      <style:text-properties officeooo:rsid="01ef3623" officeooo:paragraph-rsid="01ef3623"/>
    </style:style>
    <style:style style:name="P39" style:family="paragraph" style:parent-style-name="Heading_20_4">
      <style:text-properties officeooo:paragraph-rsid="01e64f81"/>
    </style:style>
    <style:style style:name="P40" style:family="paragraph" style:parent-style-name="Heading_20_4">
      <style:paragraph-properties fo:break-before="page"/>
      <style:text-properties officeooo:paragraph-rsid="01e49e9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1f2cfe4" style:font-style-asian="italic" style:font-weight-asian="normal" style:font-style-complex="italic" style:font-weight-complex="normal"/>
    </style:style>
    <style:style style:name="T4" style:family="text">
      <style:text-properties officeooo:rsid="01d84c22"/>
    </style:style>
    <style:style style:name="T5" style:family="text">
      <style:text-properties officeooo:rsid="01d9753b"/>
    </style:style>
    <style:style style:name="T6" style:family="text">
      <style:text-properties officeooo:rsid="01e49e93"/>
    </style:style>
    <style:style style:name="T7" style:family="text">
      <style:text-properties officeooo:rsid="01e83c18"/>
    </style:style>
    <style:style style:name="T8" style:family="text">
      <style:text-properties officeooo:rsid="01eb40d7"/>
    </style:style>
    <style:style style:name="T9" style:family="text">
      <style:text-properties style:text-position="super 58%" fo:font-size="12pt" officeooo:rsid="01d84c22" style:font-size-asian="10.5pt"/>
    </style:style>
    <style:style style:name="T10" style:family="text">
      <style:text-properties officeooo:rsid="01ec4b19"/>
    </style:style>
    <style:style style:name="T11" style:family="text">
      <style:text-properties officeooo:rsid="01ee336d"/>
    </style:style>
    <style:style style:name="T12" style:family="text">
      <style:text-properties officeooo:rsid="01ef3623"/>
    </style:style>
    <style:style style:name="T13" style:family="text">
      <style:text-properties officeooo:rsid="01f09e6a"/>
    </style:style>
    <style:style style:name="T14" style:family="text">
      <style:text-properties officeooo:rsid="01f154e3"/>
    </style:style>
    <style:style style:name="T15" style:family="text">
      <style:text-properties officeooo:rsid="01f2cfe4"/>
    </style:style>
    <style:style style:name="T16" style:family="text">
      <style:text-properties fo:font-style="normal" fo:font-weight="normal" officeooo:rsid="01f73c1e" style:font-style-asian="normal" style:font-weight-asian="normal" style:font-style-complex="normal" style:font-weight-complex="normal"/>
    </style:style>
    <style:style style:name="T17" style:family="text">
      <style:text-properties officeooo:rsid="01f63c42"/>
    </style:style>
    <style:style style:name="T18" style:family="text">
      <style:text-properties officeooo:rsid="01f738c9"/>
    </style:style>
    <style:style style:name="T19" style:family="text">
      <style:text-properties officeooo:rsid="01f73c1e"/>
    </style:style>
    <style:style style:name="T20" style:family="text">
      <style:text-properties officeooo:rsid="01f8ff1f"/>
    </style:style>
    <style:style style:name="T21" style:family="text">
      <style:text-properties officeooo:rsid="01f9fef6"/>
    </style:style>
    <style:style style:name="T22" style:family="text">
      <style:text-properties officeooo:rsid="01fdd017"/>
    </style:style>
    <style:style style:name="T23" style:family="text">
      <style:text-properties officeooo:rsid="01ffe7b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itre ?</text:p>
      <text:p text:style-name="P1">Méthode d'ordre élevé pour le suivi de surface et la déformation de maillage...</text:p>
      <text:h text:style-name="P36" text:outline-level="1">Introduction</text:h>
      <text:h text:style-name="P14" text:outline-level="2">Contexte</text:h>
      <text:list xml:id="list7426418785080147149" text:style-name="L1">
        <text:list-item>
          <text:p text:style-name="P17">Combustion/érosion/ablation de solides</text:p>
        </text:list-item>
        <text:list-item>
          <text:p text:style-name="P16">dépôt (e.g. accrétion de givre, fabrication additive)</text:p>
        </text:list-item>
        <text:list-item>
          <text:p text:style-name="P16">interaction fluide-structure (e.g. aéroélasticité)</text:p>
        </text:list-item>
      </text:list>
      <text:list xml:id="list320457434060634715" text:style-name="L2">
        <text:list-item>
          <text:p text:style-name="P35">décalage (offset) de surface</text:p>
          <text:list>
            <text:list-item>
              <text:p text:style-name="P35">définition de tolérances</text:p>
            </text:list-item>
            <text:list-item>
              <text:p text:style-name="P34">usinage par machine-outil à commande numérique</text:p>
            </text:list-item>
          </text:list>
        </text:list-item>
        <text:list-item>
          <text:p text:style-name="P18">génération de maillage volumique par avancée de front (e.g. couche limite pour écoulements NS à haut Reynolds)</text:p>
        </text:list-item>
      </text:list>
      <text:p text:style-name="P11"/>
      <text:h text:style-name="P14" text:outline-level="2">Problématiques/<text:span text:style-name="T15">Cadre de la thèse</text:span></text:h>
      <text:list xml:id="list919930777201444688" text:style-name="L3">
        <text:list-item>
          <text:p text:style-name="P19">Résoudre la propagation d'interfaces 3d <text:span text:style-name="T1">géométriquement régulières par morceaux</text:span> et de <text:span text:style-name="T1">genre topologique quelconque </text:span></text:p>
        </text:list-item>
      </text:list>
      <text:list xml:id="list7463966063044429667" text:style-name="L4">
        <text:list-item>
          <text:list>
            <text:list-item>
              <text:p text:style-name="P20"><text:span text:style-name="T16">on ne s'intéresse pas aux interfaces fluides (</text:span>e.g. écoulements multi-phasiques, vésicules en suspension, …) <text:span text:style-name="T19">dont la propagation est régie par la </text:span>tension de surface, <text:span text:style-name="T19">un flot de </text:span>courbure <text:span text:style-name="T19">ou de</text:span> Willmore <text:span text:style-name="T19">et qui subissent de grands changements de topologie</text:span></text:p>
            </text:list-item>
          </text:list>
        </text:list-item>
      </text:list>
      <text:list xml:id="list151708005986240" text:continue-list="list919930777201444688" text:style-name="L3">
        <text:list-item>
          <text:p text:style-name="P19">Réaliser des simulations numériques <text:span text:style-name="T17">(de type EF/VF) </text:span>de phénomènes multi-physiques complexes <text:span text:style-name="T18">[</text:span>mettant en jeu des interfaces en propagation<text:span text:style-name="T18">]/[tenant compte des déformations dynamiques de le géométrie résultant de la propagation d'interfaces]</text:span></text:p>
        </text:list-item>
      </text:list>
      <text:h text:style-name="P14" text:outline-level="2">Contributions/organisation du manuscrit/démarche</text:h>
      <text:list xml:id="list28036544906597020" text:style-name="L5">
        <text:list-item>
          <text:p text:style-name="P22">utilisation du <text:span text:style-name="T2">formalisme BRep</text:span> pour représenter une interface <text:span text:style-name="T2">régulière par morceaux</text:span> en propagation en 3d (dans des applications de type interaction fluide-structure, combustion de solide dans un fluide)</text:p>
        </text:list-item>
        <text:list-item>
          <text:p text:style-name="P22">mise au point d’un algorithme basé sur le <text:span text:style-name="T2">principe de Huygens</text:span> (avec condition <text:soft-page-break/>d’entropie) pour <text:span text:style-name="T2">adapter dynamiquement la géométrie et la topologie</text:span> du modèle BRep de l’interface au cours de la propagation</text:p>
        </text:list-item>
        <text:list-item>
          <text:p text:style-name="P21"><text:span text:style-name="T15">mise en œuvre d’une méthode pseudo-spectrale (i.e. d’ordre élevé) (utilisant les polynômes de Chebyshev comme fonctions de base) pour suivre </text:span><text:span text:style-name="T3">efficacement et avec une grande précision</text:span><text:span text:style-name="T15"> le mouvement de l’interface</text:span></text:p>
        </text:list-item>
        <text:list-item>
          <text:p text:style-name="P22">mise en œuvre d’une méthodologie pour adapter un <text:span text:style-name="T2">maillage dynamique géométriquement fidèle au modèle BRep dynamique</text:span> de l’interface, dans le but de réaliser des simulations EF/VF</text:p>
        </text:list-item>
        <text:list-item>
          <text:p text:style-name="P21"><text:span text:style-name="T15">(</text:span>intégration de l'outil de suivi de surface dans une chaîne de calcul multi-physique<text:span text:style-name="T15">)</text:span></text:p>
        </text:list-item>
      </text:list>
      <text:p text:style-name="P13">Partie I : Développement d'un outil de suivi de surface adapté aux géométries régulières par morceaux</text:p>
      <text:h text:style-name="P37" text:outline-level="1">Chapitre 1 : Formulation mathématique du problème de propagation d'interfaces régulières par morceaux <text:span text:style-name="T22">en trois dimensions</text:span></text:h>
      <text:h text:style-name="P15" text:outline-level="2">[Définition formelle]/caractérisation d'une interface <text:span text:style-name="T21">(3D, ie surface) </text:span>régulière (G¹) par morceaux</text:h>
      <text:p text:style-name="P29">2-variété orientable sans bord <text:span text:style-name="T6">(intérieur/extérieur)</text:span>, décomposition en <text:span text:style-name="T4">nappes régulières (G</text:span><text:span text:style-name="T9">1</text:span><text:span text:style-name="T4">), courbes singulières (crêtes?) et points irréguliers (coins?) (cf notes Huygens)</text:span></text:p>
      <text:h text:style-name="P14" text:outline-level="2">Formulation lagrangienne traditionnelle</text:h>
      <text:p text:style-name="P6">EDP avec vecteur vitesse ou vitesse normale, problème <text:span text:style-name="T8">de définition </text:span>au niveau des <text:span text:style-name="T4">courbes singulières et points irréguliers</text:span></text:p>
      <text:h text:style-name="P14" text:outline-level="2">Principe de Huygens avec condition d'entropie</text:h>
      <text:p text:style-name="P30">Histoire, <text:span text:style-name="T5">formulation, notion</text:span> d<text:span text:style-name="T4">'</text:span>enveloppe <text:span text:style-name="T4">de sphères/boules, construction géométrique au lieu de EDP, définitions implicites (cf notes Huygens)</text:span></text:p>
      <text:h text:style-name="P14" text:outline-level="2">Représentation par les frontières (B<text:span text:style-name="T8">Rep</text:span>)</text:h>
      <text:p text:style-name="P3">Origine, utilisation, concept, définitions formelles <text:span text:style-name="T6">des entités</text:span>, <text:span text:style-name="T5">lien avec la décomposition d'une surface G¹ par morceaux, </text:span>géométrie différentielle des courbes et surfaces paramétriques</text:p>
      <text:h text:style-name="P37" text:outline-level="1"><text:soft-page-break/>Chapitre 2 : Formulation d'un algorithme basé sur le PHCE pour adapter dynamiquement la géomérie et la topologie du modèle BRep de l'interface au cours de la propagation</text:h>
      <text:p text:style-name="P33">Objectif : proposer un algorithme de construction de l'EdB sous la forme d'un nouveau modèle BRep à partir du modèle BRep de l'interface courante</text:p>
      <text:h text:style-name="Heading_20_2" text:outline-level="2">Observations</text:h>
      <text:p text:style-name="P31">Convexité <text:span text:style-name="T11">des courbes singulières (foreshadowing Hohmeyer)</text:span>, <text:span text:style-name="T10">EdB \subset EdS (→ Section 1.3 ?), notion d'EdS partielle suffisante (ou « pseudo-EdS », cf notes Huygens)</text:span></text:p>
      <text:h text:style-name="Heading_20_2" text:outline-level="2">Construction d'une « proto-B<text:span text:style-name="T8">R</text:span>ep » de l'EdS partielle suffisante</text:h>
      <text:p text:style-name="P7">Construction des EdS propres des faces (carreaux restreints), arêtes convexes vives (arc/segment de courbe) et sommets vifs convexes, paramétrisation d'une EdS (propre) à 1 paramètre/2 paramètres <text:span text:style-name="T10">(→ Section 1.3 ?)</text:span></text:p>
      <text:h text:style-name="Heading_20_2" text:outline-level="2">Conversion en B<text:span text:style-name="T8">R</text:span>ep de l'EdB</text:h>
      <text:h text:style-name="Heading_20_3" text:outline-level="3">Construction du graphe des intersections</text:h>
      <text:p text:style-name="P8"><text:span text:style-name="T12">Conservation/création des intersections tangentielles, calcul des </text:span>intersection<text:span text:style-name="T12">s</text:span> transverse<text:span text:style-name="T12">s</text:span> entre paire de carreaux non-restreints, segmentation <text:span text:style-name="T12">des courbes d'intersection </text:span>en segments quasi-disjoints (intersection de 3 carreaux non-restreints ou plus), « clipping » par le domaine paramétrique de chaque carreau restreint</text:p>
      <text:h text:style-name="P38" text:outline-level="3">Construction des faces, arêtes et sommets BRep</text:h>
      <text:p text:style-name="P23">make_wire, caractérisation des contours (intérieur/extérieur)</text:p>
      <text:p text:style-name="P4"/>
      <text:p text:style-name="P5"/>
      <text:h text:style-name="P37" text:outline-level="1">Chapitre 3 : Mise en œuvre numérique de l'algorithme</text:h>
      <text:p text:style-name="P32">Objectif : proposer une implémentation complète de l'algorithme du chap. 2 (discrétisations spatiale et temporelle, constructions géométriques détaillées, considérations numériques) et la valider à l'aide de cas-tests</text:p>
      <text:p text:style-name="P9">Discrétisation spatiale/temporelle</text:p>
      <text:p text:style-name="P10"><text:span text:style-name="T13">Etat de l'art (CAD : Bezier, NURBS – surfaces « statiques » –, harmoniques sphériques [Veerapaneni et al], polynômes trigonométriques [Gueyffier et al]), choix des </text:span>polynômes de Chebyshev (définition, principales propriétés, <text:span text:style-name="T13">somme partielle, polynôme </text:span><text:soft-page-break/><text:span text:style-name="T13">d'interpolation, erreurs de troncature et d'aliasing, </text:span>DCT, <text:span text:style-name="T13">dérivation</text:span> et intégrat<text:span text:style-name="T13">i</text:span>on analytiques, <text:span text:style-name="T13">mise en </text:span>produit tensoriel), courbes d'intersection procédurales, méthode de Hohmeyer revisitée <text:span text:style-name="T14">Chebyshev/Bezier(passage vers la base de Bernstein)</text:span>, construction « discrète » des EdS propres (à la Gelston aux nœuds CGL, portion de surface canal, ajustement de carreau sphérique LongLat), <text:span text:style-name="T13">amélioration de la stabilité numérique (aliasing, offset dégénérés)</text:span></text:p>
      <text:h text:style-name="Heading_20_3" text:outline-level="3">Validation</text:h>
      <text:p text:style-name="P24">advection (champ de vitesse analytique RK4), propagation Huygens</text:p>
      <text:p text:style-name="P2"/>
      <text:p text:style-name="P13">Partie II : Intégration de l'outil de suivi de surface dans une chaîne de calcul multi-physique</text:p>
      <text:h text:style-name="P37" text:outline-level="1">Chapitre 1 : </text:h>
      <text:h text:style-name="P37" text:outline-level="1">Chapitre 2 : Méthodologie pour adapter un maillage dynamique géométriquement fidèle au modèle Brep dynamique de l'interface</text:h>
      <text:h text:style-name="P37" text:outline-level="1">Chapitre 3 : Couplage de l'outil de suivi de surface avec <text:span text:style-name="T20">des solveurs EF/VF</text:span></text:h>
      <text:p text:style-name="P2"/>
      <text:h text:style-name="P40" text:outline-level="4">Géométrie/<text:span text:style-name="T7">topologie</text:span> de l'interface</text:h>
      <text:list xml:id="list3183268556148258968" text:style-name="L6">
        <text:list-item>
          <text:p text:style-name="P25">2-variété orientable sans bord (intérieur/extérieur d'un solide)</text:p>
        </text:list-item>
        <text:list-item>
          <text:p text:style-name="P25">notion de continuité géométrique G¹</text:p>
        </text:list-item>
        <text:list-item>
          <text:p text:style-name="P26"><text:span text:style-name="T6">d</text:span>écomposition d'une surface <text:span text:style-name="T5">G¹ par morceaux</text:span> en nappes régulières, courbes singulières et points irréguliers</text:p>
        </text:list-item>
        <text:list-item>
          <text:p text:style-name="P27">convexité locale d'une courbe singulière</text:p>
        </text:list-item>
      </text:list>
      <text:h text:style-name="P39" text:outline-level="4">Propagation <text:span text:style-name="T6">de l'interface</text:span></text:h>
      <text:list xml:id="list151708748362559" text:continue-numbering="true" text:style-name="L6">
        <text:list-item>
          <text:p text:style-name="P28">EDP [vecteur vitesse]/[vitesse normale] (formulation lagrangienne)</text:p>
        </text:list-item>
        <text:list-item>
          <text:p text:style-name="P25">hypothèse sur la régularité du champ de vitesse de propagation</text:p>
        </text:list-item>
        <text:list-item>
          <text:p text:style-name="P28">principe de Huygens </text:p>
        </text:list-item>
        <text:list-item>
          <text:p text:style-name="P28">condition d'entropie</text:p>
        </text:list-item>
        <text:list-item>
          <text:p text:style-name="P26">enveloppe des sphères/<text:span text:style-name="T6">boules</text:span></text:p>
        </text:list-item>
        <text:list-item>
          <text:p text:style-name="P26">zone d'influence <text:span text:style-name="T6">sur l'EdS/EdB</text:span></text:p>
        </text:list-item>
        <text:list-item>
          <text:p text:style-name="P26"><text:span text:style-name="T6">EdS/EdB</text:span> propres</text:p>
        </text:list-item>
      </text:list>
      <text:h text:style-name="Heading_20_4" text:outline-level="4">Représentation de l'interface</text:h>
      <text:list xml:id="list151708601289502" text:continue-numbering="true" text:style-name="L6">
        <text:list-item>
          <text:p text:style-name="P25">courbes et surfaces paramétriques : vocabulaire (arc, carreau, espace et domaine paramétriques, carreau restreint, courbes de restriction), <text:s/>vecteur(s) et plan tangents, vecteur (pseudo-)normal, tenseur métrique, première et seconde formes fondamentales, courbures principales, gaussienne et moyenne</text:p>
        </text:list-item>
        <text:list-item>
          <text:p text:style-name="P2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Garamond" svg:font-family="Garamond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adornments="Normal" style:font-family-generic="roman" style:font-pitch="variable"/>
    <style:font-face style:name="Nimbus Sans L" svg:font-family="'Nimbus Sans L'" style:font-adornments="Gras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Palatino Linotype" fo:font-family="'Palatino Linotype'" style:font-style-name="Normal" style:font-family-generic="roman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Garamond" fo:font-family="Garamond" style:font-style-name="Normal" style:font-family-generic="roman" style:font-pitch="variable" fo:font-size="14pt" fo:font-weight="normal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801cm" fo:margin-right="0cm" fo:margin-top="0.353cm" fo:margin-bottom="0.212cm" loext:contextual-spacing="false" fo:text-indent="0cm" style:auto-text-indent="false"/>
      <style:text-properties fo:font-size="110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Nimbus Sans L" fo:font-family="'Nimbus Sans L'" style:font-style-name="Gras" style:font-family-generic="swiss" style:font-pitch="variable" fo:font-size="22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6cm" fo:margin-right="0cm" fo:margin-top="0.247cm" fo:margin-bottom="0.212cm" loext:contextual-spacing="false" fo:text-indent="0cm" style:auto-text-indent="false"/>
      <style:text-properties fo:font-size="101%" fo:font-weight="normal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style:font-name="Nimbus Sans L" fo:font-family="'Nimbus Sans L'" style:font-style-name="Gras" style:font-family-generic="swiss" style:font-pitch="variable" fo:font-size="18pt" fo:font-weight="bold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tien Andrieu</meta:initial-creator>
    <meta:creation-date>2018-09-27T11:28:39.428861156</meta:creation-date>
    <dc:date>2019-07-01T15:17:07.311041204</dc:date>
    <dc:creator>Bastien Andrieu</dc:creator>
    <meta:editing-duration>P6DT3H58M7S</meta:editing-duration>
    <meta:editing-cycles>493</meta:editing-cycles>
    <meta:generator>LibreOffice/5.0.6.2$Linux_X86_64 LibreOffice_project/00$Build-2</meta:generator>
    <meta:document-statistic meta:table-count="0" meta:image-count="0" meta:object-count="0" meta:page-count="5" meta:paragraph-count="68" meta:word-count="927" meta:character-count="6656" meta:non-whitespace-character-count="5834"/>
  </office:meta>
</office:document-meta>
</file>